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61433333333333cm" style:use-optimal-column-width="true"/>
    </style:style>
    <style:style style:name="co2" style:family="table-column">
      <style:table-column-properties fo:break-before="auto" style:column-width="15.4093333333333cm" style:use-optimal-column-width="true"/>
    </style:style>
    <style:style style:name="co3" style:family="table-column">
      <style:table-column-properties fo:break-before="auto" style:column-width="5.86316666666667cm"/>
    </style:style>
    <style:style style:name="co4" style:family="table-column">
      <style:table-column-properties fo:break-before="auto" style:column-width="1.86266666666667cm" style:use-optimal-column-width="true"/>
    </style:style>
    <style:style style:name="co5" style:family="table-column">
      <style:table-column-properties fo:break-before="auto" style:column-width="10.9855cm" style:use-optimal-column-width="true"/>
    </style:style>
    <style:style style:name="co6"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arocco_a_Mila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o</text:p>
          </table:table-cell>
          <table:table-cell table:number-columns-repeated="16379"/>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molte chiese preesistenti vennero completamente ricostruite e decorate in chiave barocca, ed altrettante edificate da nuovo: 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 <text:s/>La seconda fase del barocco, che inizia indicativamente dopo i primi anni trenta del Seicento, parte dopo un breve intermezzo carico di significativi event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 Grazie a quest'ultimo fatto, le realizzazioni di questo periodo ruppero completamente con le influenze manieristiche, per avvicinarsi ad un'esperienza marcatamente barocca, con influenze dalla scuola emiliana, genovese e romana.</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ttività dell'accademia vide una breve fase nella seconda metà del Seicento, per poi scemare di nuovo e chiudere definitivamente i battenti solo nel 1776. <text:s/>Chiesa di San Giuseppe La chiesa di San Giuseppe è considerato come uno degli edifici più rappresentativi del primo barocco lombardo, nonché uno dei capolavori del Richini: la chiesa rappresenta il punto di stacco con l'architettura manierista, e servì peraltro da prototipo per le chiese barocche nell'uso della pianta longitudinale, specialmente nel nord Italia e talvolta in Europa central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chiesa rappresenta il punto di stacco con l'architettura manierista, e servì peraltro da prototipo per le chiese barocche nell'uso della pianta longitudinale, specialmente nel nord Italia e talvolta in Europa centrale. 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 due spazi sono uniti da un arco che spazialmente appartiene ad entrambi gli ambienti, creando una sorta di unione tra i due. Per la soluzione della colonne giganti sugli angoli, il Richini si ispirò alla chiesa di San Fedele di Pellegrino Tibaldi: l'evoluzione consiste nell'utilizzo della copertura a cupola anziché a vela con cui si allinea alle nuove tendenze del barocco romano, pur muovendosi in continuità con la tradizione lombarda, per cui l'architetto scelse un tiburio ottagonal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Benché la facciata in quel periodo rappresentasse solo un preludio dell'edificio e quindi non fosse soggetta aglio stessi studi concessi agli interni, essa costituì uno dei modelli più utilizzati per le facciate di chiese barocche negli anni a seguire. All'interno i 2 spazi principali non assumono proporzioni e forme preponderanti l'uno rispetto all'altro, questo perché il Richini oltre a progettarli di simile grandezza, si preoccupò di fornire uguale illuminazione; e seppe inoltre anticipare il dinamismo dell'arte barocca, sempre con accurati studi sulla luce e con la pavimentazione nello spazio ottagonale con lastre di marmo bianche e nere disposte in maniera concentrica.</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esempio maggiore di architettura civile dell'epoca è il Palazzo del Senato, commissionato nel 1608 da Federico Borromeo per ospitare il Collegio Elvetico: 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L'altra realizzazione maggiore dell'epoca fu la chiesa di Santa Maria alla Porta, completamente ricostruita sulla vecchia chiesa risalente al XII secolo: il progetto fu inizialmente redatto da Francesco Maria Richini a partire dal 1652, per poi passare alla morte dell'architetto nel 1658 a Francesco Borromini che terminò il progetto, a cui si deve in particolare il portale maggiore. La facciata, piuttosto slanciata, si presenta divisa in due ordini, rispettivamente ionico e corinzio, uniti da volute e che si concludono con un timpano sul quale sono collocate le statue della Vergine e di due Angel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 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A pochi minuti di cammino dal palazzo Arcivescovile sorge palazzo Durini: commissionato nel 1645 dal mercante-banchiere Giovan Battista Durini, il progetto fu assegnato al Richini; il palazzo è uno dei maggiori esempi di edilizia seicentesca del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 Il palazzo è composto da tre corp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 proseguendo a sinistra si accede allo scalone monumentale "a tenaglia", realizzato da Carlo Giuseppe Merlo nel 1750 in granito rosa di Baveno con parapetto in marmo rosso di Arzo e marmo nero di Varenna.</text:p>
          </table:table-cell>
          <table:table-cell office:value-type="string" table:style-name="ce1">
            <text:p>No</text:p>
          </table:table-cell>
          <table:table-cell table:number-columns-repeated="16380" table:style-name="ce1"/>
        </table:table-row>
        <table:table-row table:style-name="ro1">
          <table:table-cell office:value-type="string" table:style-name="ce1">
            <text:p>piazza San Sepolcro</text:p>
          </table:table-cell>
          <table:table-cell office:value-type="string" table:style-name="ce1">
            <text:p>Piazza San Sepolcr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office:value-type="string" table:style-name="ce1">
            <text:p>Si</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Grazie a quest'ultimo fatto, le realizzazioni di questo periodo ruppero completamente con le influenze manieristiche, per avvicinarsi ad un'esperienza marcatamente barocca, con influenze dalla scuola emiliana, genovese e romana. L'ultimo quarto di secolo vide l'apertura della seconda Accademia Ambrosiana riaperta nel 1669 sotto la direzione di Antonio Busca, allievo di Carlo Francesco Nuvolone, e Dionigi Bussola, che assieme alla neonata Accademia milanese di San Luca, legata all'omonima accademia romana, contribuì al ritorno di una corrente classicista legata alla scuola bolognese e romana. Il Settecento rappresenta l'ultima fase barocca;</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Per il particolare periodo, in cui l'eredità di Carlo Borromeo era ancora forte e in cui gli interessi del governo spagnolo vertevano su aspetti più militari e strategici, l'arte e l'architettura religiosa guidano la transizione verso il nuovo gusto barocco. <text:s/>L'Ambrosiana Federico Borromeo fu uno dei principali promotori della cultura e dell'arte lombarda negli anni del suo cardinalato: molto influì in questo senso la formazione romana del cardinale, durante la quale ebbe modo di venire in contatto con i migliori artisti dell'epoca, diventando grande appassionato d'arte e collezionista.</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fu una delle prime biblioteche pubbliche in Europa, e all'attività di biblioteca fu affiancata una stamperia e una scuola per lo studio di lingue classiche e di lingue orientali; 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 benché ultima, era delle tre la più importante, infatti la biblioteca e la pinacoteca erano state realizzate per essere fruibili in particolar modo ai suoi alliev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Pittura Il secondo Seicento, spariti i principali interpreti dei pittori "pestanti" del primo Seicento lombardo, raccoglie l'eredità di questi ultimi, superando definitivamente i legami con il manierismo che potevano essere trovati in alcune delle opere degli artisti federiciani: gran parte degli artisti di questo periodo furono infatti allievi all'Accademia Ambrosiana o si formarono presso le botteghe dei maestri del primo Seicento lombardo. A segnare il punto di rottura è Carlo Francesco Nuvolone, maggiore dei due fratelli e allievo del Cerano, che mostra nel suo stile il dinamismo tipico dell'arte barocca, di cui si ricordano gli affreschi nella chiesa di Sant'Angelo di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 Con quest'ultimo si delineano due correnti destinate a sopravvivere anche nel Settecento, ovvero una corrente più classicista proprio del Busca, contrapposta ad uno stile più esuberante e fantasioso della maturazione di Giuseppe Nuvolone, trasportando nella città ambrosiana quella stessa controversia tra i due stili dell'ambiente romano.</text:p>
          </table:table-cell>
          <table:table-cell office:value-type="string" table:style-name="ce1">
            <text:p>No</text:p>
          </table:table-cell>
          <table:table-cell table:number-columns-repeated="16380" table:style-name="ce1"/>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 Sul transetto si possono osservate le tele del Morazzone, di Annibale e Ludovico Carracci, mentre la volta appare affrescata da Tanzio da Varall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No</text:p>
          </table:table-cell>
          <table:table-cell table:number-columns-repeated="16380" table:style-name="ce1"/>
        </table:table-row>
        <table:table-row table:style-name="ro1">
          <table:table-cell office:value-type="string" table:style-name="ce1">
            <text:p>Moscova</text:p>
          </table:table-cell>
          <table:table-cell office:value-type="string" table:style-name="ce1">
            <text:p>Moscova, Corso Giuseppe Garibaldi, Brera, Municipio 1, Milano, Lombardia, 20121, Italia</text:p>
          </table:table-cell>
          <table:table-cell office:value-type="string" table:style-name="ce1">
            <text:p>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 La facciata è divisa in due ordini, quello inferiore scandito da quattro colonne coronate da altrettante statue, e quello superiore decorato da tre finestroni e coronato da un timpano;</text:p>
          </table:table-cell>
          <table:table-cell office:value-type="string" table:style-name="ce1">
            <text:p>Si</text:p>
          </table:table-cell>
          <table:table-cell table:number-columns-repeated="16380" table:style-name="ce1"/>
        </table:table-row>
        <table:table-row table:style-name="ro1">
          <table:table-cell office:value-type="string" table:style-name="ce1">
            <text:p>Certosa di Garegnano</text:p>
          </table:table-cell>
          <table:table-cell office:value-type="string" table:style-name="ce1">
            <text:p>Certosa di Garegnano, Piazzale ai Laghi, Maggiore - Musocco, Municipio 8, Milano, Lombardia, 20157, Italia</text:p>
          </table:table-cell>
          <table:table-cell office:value-type="string" table:style-name="ce1">
            <text:p>Sempre al primo Seicento si possono menzionare la chiesa di Santa Maria Podone su disegno di Fabio Mangone e la chiesa di San Sisto. All'epoca fuori dalle mura della città, oggi in periferia, si trova la Certosa di Garegnano: benché parte della chiesa sia stata edificata in epoca manierista, gran parte degli interni, realizzati nel primo Seicento, rappresentano uno degli esempi più riusciti del barocco milanese.</text:p>
          </table:table-cell>
          <table:table-cell office:value-type="string" table:style-name="ce1">
            <text:p>Si</text:p>
          </table:table-cell>
          <table:table-cell table:number-columns-repeated="16380"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a facciata venne conclusa nel 1608; all'interno la volta della navata fu affrescata da Daniele Crespi con il Sacrificio di Abramo, la Maddalena in estasi, ispirato dagli affreschi del Camerino degli Eremiti a Palazzo Farnese di Giovanni Lanfranco, San Giovanni Battista, più aderente ai modelli classicisti emiliani, e il Cristo in gloria, rappresentato secondo i canoni della Controriforma, a cui si aggiungono varie figure di monaci certosini; la controfacciata è dipinta con le Storie di san Bruno sempre del Cresp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 La facciata è ciò che rimane della vecchia chiesa andata distrutta in un incendio, opera di Carlo Buzzi, e ha un aspetto più di un palazzo che non di una chiesa:</text:p>
          </table:table-cell>
          <table:table-cell office:value-type="string" table:style-name="ce1">
            <text:p>No</text:p>
          </table:table-cell>
          <table:table-cell table:number-columns-repeated="16380"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interno è composto da un'unica navata scandita da lesene, con cinque cappelle laterali; 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text:p>
          </table:table-cell>
          <table:table-cell office:value-type="string" table:style-name="ce1">
            <text:p>No</text:p>
          </table:table-cell>
          <table:table-cell table:number-columns-repeated="16380" table:style-name="ce1"/>
        </table:table-row>
        <table:table-row table:style-name="ro1">
          <table:table-cell office:value-type="string" table:style-name="ce1">
            <text:p>San Bruno</text:p>
          </table:table-cell>
          <table:table-cell office:value-type="string" table:style-name="ce1">
            <text:p>Cascina San Bruno, Campagna, San Colombano al Lambro, Milano, Lombardia, 27013,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Seicento inizia con la nomina a vescovo di Milano di Federico Borromeo nel 1595 in continuità con l'operato del cugino Carlo: in questa prima fase i principali esponenti della pittura milanese sono tre, Giovan Battista Crespi, detto il Cerano, Giulio Cesare Procaccini e Pier Francesco Mazzucchelli, detto il Morazzone. In questa prima fase l'evoluzione del nuovo stile barocco segue con continuità l'arte tardo manieristica diffusa a Milano ai tempi di Carlo Borrome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n questa prima fase l'evoluzione del nuovo stile barocco segue con continuità l'arte tardo manieristica diffusa a Milano ai tempi di Carlo Borromeo; la formazione dei tre pittori avvenne infatti sui modelli del tardo manierismo toscano e romano per il Cerano e il Morazzone, mentre il Procaccini si formò su modelli emiliani. Dal punto di vista architettonico a dominare la scena sono le committenze religiose, giacché la dominazione spagnola badò più ad opere di utilità militare che non civi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più curiosa invece era la passione del cardinale per i dipinti a carattere naturale come nature morte e paesaggi, per gran parte di artisti stranieri, nella cui categoria si possono includere poco meno del 30% delle opere. 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questo metodo era diffuso in gran parte delle accademie, fu invece innovativa l'importanza data allo studio delle opere originali della galleria dell'accademia rese disponibili agli studenti in numero nettamente maggiore, e spesso di migliore qualità, rispetto alle scuole contemporanee, dove era abitudine usare copie, stampe o lavori realizzati dagli studenti stessi. 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 La vita dell'accademia fu breve, e all'inizio degli anni trenta del Seicento l'esperienza poté dirsi conclusa, a causa della peste, che portò alla scomparsa di molti allievi e maestri, e soprattutto per la morte del cardinale Borromeo, anche se l'accademia non chiuse ufficialment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e seppe inoltre anticipare il dinamismo dell'arte barocca, sempre con accurati studi sulla luce e con la pavimentazione nello spazio ottagonale con lastre di marmo bianche e nere disposte in maniera concentrica. I quattro altari della chiesa risalgono a dopo l'inaugurazione dell'edificio nel 1616, il primo in ordine cronologico è dedicato alla Morte di san Giuseppe (1625) e presenta una pala dell'episodio dipinto da Giulio Cesare Procaccini, mentre al 1630 risale la pala del Matrimonio della Vergine del Cerano, perduti sono invece gli affreschi di San Giuseppe di Giuseppe Vermiglio, frequentemente menzionati nelle guide settecentesche. Gli altri due altari, a fianco del presbiterio, risalgono al secondo Seicento milanese, e presentano la pala d'altare della Predica del Battista, attribuita dalla maggioranza dei critici a Giovanni Stefano Danedi, detto il Montalto, mentre l'ultima pala di Andrea Lanzani risale al 1675 raffigurante il Mistero della fuga in Egitt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 Da notare, in tema di arti applicate, i confessionali e il pulpito in legno o marmo intarsiat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 transetto si possono osservate le tele del Morazzone, di Annibale e Ludovico Carracci, mentre la volta appare affrescata da Tanzio da Varallo. 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gli interventi barocchi più significativi si possono tuttavia vedere all'interno. 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 Sempre al primo Seicento si possono menzionare la chiesa di Santa Maria Podone su disegno di Fabio Mangone e la chiesa di San Sis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 Questi tre personaggi furono i principali autori dei cicli dei Quadroni di San Carlo, annoverati tra i maggiori cicli pittorici del primo barocco milanese.</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ciclo, realizzato tra il 1602 e il 1604, comprendeva venti teloni, a cui ne furono aggiunti alcuni successivamente, che spaziano dalla descrizione dell'attività pubblica del cardinale, come la diffusione delle dottrine della controriforma e le visite agli appestati, fino alla vita privata, come episodi di carità e penitenza; i quadri vedono l'opera dei già citati Cerano e Morazzone, a cui si aggiungono Paolo Camillo Landriani, detto il Duchino, Giovanni Battista della Rovere, detto il Fiammenghino, e altri minori come Carlo Antonio Procaccini, cugino del più famoso Giulio Cesare, e Domenico Pellegrini. Il secondo ciclo dei quadroni risale al 1610, a canonizzazione avvenuta e ha come tema i miracoli del san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è composto da ventiquattro dipinti a tempera; il Cerano, Giulio Cesare Procaccini e il Duchino, ne realizzarono sei a testa, mentre gli altri furono realizzati da maestri minori, come Giorgio Noyes e Carlo Buzzi: alcune tele aggiuntive saranno commissionate verso la fine del Seicen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Se i Quadroni di san Carlo nel complesso sono uno dei cicli pittorici più rappresentativi della prima arte barocca milanese, i critici spesso si dividono sull'uniformità della qualità delle realizzazioni: 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 Il quadro rappresenta il martirio di due giovani sorella nell'età della Roma imperiale e può essere idealmente diviso nelle tre parti in cui operarono i pitt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nalizzando la carriere e lo stile dei singoli artisti, si può affermare come il committente, Scipione Toso, affidò ciascuna delle parti del quadro a seconda dei temi e degli stili più congeniali ai pittori: se il Cerano fu particolarmente abile nell'imprimere un tono drammatico all'opera, il Procaccini fu capace di rappresentare adeguatamente la speranza cristiana, mentre il Morazzone si distinse per un carattere più energico e dinamico della sua rappresentazione. Infine, gli artisti sopracitati presero parte nella ristretta corrente della ritrattistica:</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 Si cita infine il palazzo del Capitano di Giustizia, iniziato nel XVI secolo, subì moltissimi rimaneggiamenti e ampliamenti nel corso degli ann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centrale alla base della cupola il ciclo delle Storie della Passione di Daniele Crespi; 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 nella quarta cappella sono presenti la Madonna e i santi del Duchino, e la Flagellazione e Cristo dell'orto degli ulivi questa volta di Enea Salmeggia detto il Talpin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destro si trova l'affresco Alessandro V istituisce l'ordine degli Agostiniani dei Fiammenghini, mentre nella cappella di Sant'Agostino si trovano delle tele di Federico Bianchi e Paolo Pagani; nelle pareti laterali del presbiterio si trovano tele di storie di Sant'Agostino del Cerano e di Camillo Procaccini, oltre agli affreschi del Genovesino e la pala d'altare di Sant'Agostino di Ercole Procaccini il Vecchio. Nel transetto sinistro si trovano autori successiv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sinistro si trovano autori successivi: nella Cappella della Pietà, ai cui lati si trovano le tele di Antonio Busca ed Ercole Procaccini il Giovane, a cui si devono anche gli affreschi di Storia della Passione sull'arco di ingresso; all'interno sono presenti stucchi e affreschi del Montalto, mentre nella parete di fronte alla cappella sono presenti gli affreschi dell'Adorazione della sacra fascia e Sant'Agostino lava i piedi al Cristo in veste da pellegrino del Legnanin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ll'interno sono presenti stucchi e affreschi del Montalto, mentre nella parete di fronte alla cappella sono presenti gli affreschi dell'Adorazione della sacra fascia e Sant'Agostino lava i piedi al Cristo in veste da pellegrino del Legnanino. 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 A completare l'evoluzione della pittura milanese è Giovan Battista Discepoli, formatosi presso Camillo Procaccini, la sua pittura risente più dell'influsso del Morazzone: anch'egli mostra una forte evoluzione dello sti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Una summa dei maggiori interpreti dell'epoca appena citati poteva essere Palazzo Pagani, andato distrutto, in cui ai numerosi dipinti si aggiungevano gli affreschi del Legnanino nella Sala Grande. 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text:p>
          </table:table-cell>
          <table:table-cell office:value-type="string" table:style-name="ce1">
            <text:p>No</text:p>
          </table:table-cell>
          <table:table-cell table:number-columns-repeated="16380" table:style-name="ce1"/>
        </table:table-row>
        <table:table-row table:style-name="ro1">
          <table:table-cell office:value-type="string" table:style-name="ce1">
            <text:p>santa Seconda</text:p>
          </table:table-cell>
          <table:table-cell office:value-type="string" table:style-name="ce1">
            <text:p>Strada Seconda, Milano San Felice, Segrate, Milano, Lombardia, 20096,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alazzo del Senato</text:p>
          </table:table-cell>
          <table:table-cell office:value-type="string" table:style-name="ce1">
            <text:p>Palazzo del Senato, Via Senato, Guastalla, Municipio 1, Milano, Lombardia, 20121, Italia</text:p>
          </table:table-cell>
          <table:table-cell office:value-type="string" table:style-name="ce1">
            <text:p>in numero decisamente minore di edifici religiosi e arte sacra, furono realizzati anche palazzi civili, spesso comunque legati a committenze religiose. L'esempio maggiore di architettura civile dell'epoca è il Palazzo del Senato, commissionato nel 1608 da Federico Borromeo per ospitare il Collegio Elvetico: il progetto fu assegnato in origine a Fabio Mangone, ripresa vent'anni dopo d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Filarete</text:p>
          </table:table-cell>
          <table:table-cell office:value-type="string" table:style-name="ce1">
            <text:p>Via Filarete, Pagano, Municipio 1, Milano, Lombardia, 20145,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pitano di Giustizia</text:p>
          </table:table-cell>
          <table:table-cell office:value-type="string" table:style-name="ce1">
            <text:p>Palazzo del Capitano di Giustizia, Piazza Cesare Beccaria, Duomo, Municipio 1, Milano, Lombardia, 20122, Italia</text:p>
          </table:table-cell>
          <table:table-cell office:value-type="string" table:style-name="ce1">
            <text:p>ai lavori e ai disegni per i lavori presero parte anche artisti come Camillo Procaccini e del Cerano. Si cita infine il palazzo del Capitano di Giustizia, iniziato nel XVI secolo, subì moltissimi rimaneggiamenti e ampliamenti nel corso degli anni: degli interventi seicenteschi rimangono la facciata, con il ricco portale, e il cortile interno a loggia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 La pianta, longitudinale, è formata dalla fusione di due spazi a pianta central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Sempre nel tardo Seicento vennero registrate le opere di ebanisteria di Giuseppe Garavaglia, figlio del più celebre Carlo, che però furono in gran parte perdute negli anni, di cui rimane solo la cantoria e la facciata dell'organo. <text:s/>Altre architetture religiose Una delle prime chiese milanesi in stile barocco fu la chiesa di Sant'Alessandro in Zebedia, i cui progetti di Lorenzo Binago furono approvati nel 1601: i cantieri si conclusero definitivamente nel 1710 con la costruzione del campanile sinistro.</text:p>
          </table:table-cell>
          <table:table-cell office:value-type="string" table:style-name="ce1">
            <text:p>No</text:p>
          </table:table-cell>
          <table:table-cell table:number-columns-repeated="16380"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ai lati estremi sono presenti due nicchie tipicamente barocche, mentre gli altri tre spazi scanditi dalle paraste son decorati con altorilievi raffiguranti la Flagellazione, la Coronazione di spine e la Deposizione; da notare la similitudine con la chiesa di Sant'Alessandro in Zebedia nei putti posti ai lati della facciata. Le decorazioni all'interno risalgono in gran parte al primo Seicento.</text:p>
          </table:table-cell>
          <table:table-cell office:value-type="string" table:style-name="ce1">
            <text:p>No</text:p>
          </table:table-cell>
          <table:table-cell table:number-columns-repeated="16380" table:style-name="ce1"/>
        </table:table-row>
        <table:table-row table:style-name="ro1">
          <table:table-cell office:value-type="string" table:style-name="ce1">
            <text:p>abbazia di Chiaravalle</text:p>
          </table:table-cell>
          <table:table-cell office:value-type="string" table:style-name="ce1">
            <text:p>Abbazia di Chiaravalle, 4351_14933, Chiaravalle, Municipio 5, Chiaravalle, Milano, Lombardia, 202138, Italia</text:p>
          </table:table-cell>
          <table:table-cell office:value-type="string" table:style-name="ce1">
            <text:p>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 <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text:p>
          </table:table-cell>
          <table:table-cell office:value-type="string" table:style-name="ce1">
            <text:p>Si</text:p>
          </table:table-cell>
          <table:table-cell table:number-columns-repeated="16380" table:style-name="ce1"/>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il primo piano presenta tre portali sormontati da fastigi o finestre ellittiche, ed è scandito da otto lesene corinzie. L'ordine superiore presenta ai lati due terrazzi con balustre che sorreggono due statue della Fede e della Speranza; al centro è presente un finestrone fastosamente decorato, sormontato da uno stemma recante il motto "CHARITAS" del santo titolare della chiesa.</text:p>
          </table:table-cell>
          <table:table-cell office:value-type="string" table:style-name="ce1">
            <text:p>No</text:p>
          </table:table-cell>
          <table:table-cell table:number-columns-repeated="16380" table:style-name="ce1"/>
        </table:table-row>
        <table:table-row table:style-name="ro1">
          <table:table-cell office:value-type="string" table:style-name="ce1">
            <text:p>Barnabiti</text:p>
          </table:table-cell>
          <table:table-cell office:value-type="string" table:style-name="ce1">
            <text:p>Via dei Barnabiti, Cernusco sul Naviglio, Milano, Lombardia, 20063, Italia</text:p>
          </table:table-cell>
          <table:table-cell office:value-type="string" table:style-name="ce1">
            <text:p>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 la facciata di impostazione tardo barocca, talvolta attribuita al Borromini, è divisa in due ordini:</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al piano terra è di immediato impatto il portale con architrave curvilineo decorato ai lati due cartigli arricciati, mentre al piano superiore le finestre presentano nei frontoni mistilinei dei medaglioni raffiguranti allegorie legate alla cultura. Modifiche minori furono compiute nel palazzo Arcivescovile ad opera di Andrea Biffi, che terminò le sue modifiche nel cortile interno nel 1680. A pochi minuti di cammino dal palazzo Arcivescovile sorge palazzo Dur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urini</text:p>
          </table:table-cell>
          <table:table-cell office:value-type="string" table:style-name="ce1">
            <text:p>Palazzo Durini, Via Durini, Duomo, Municipio 1, Milano, Lombardia, 20122,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cerbi</text:p>
          </table:table-cell>
          <table:table-cell office:value-type="string" table:style-name="ce1">
            <text:p>Palazzo Acerb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Scuole Palatine</text:p>
          </table:table-cell>
          <table:table-cell office:value-type="string" table:style-name="ce1">
            <text:p>Scuole Palatine, Piazza dei Mercanti, Duomo, Municipio 1, Milano, Lombardia, 20121, Italia</text:p>
          </table:table-cell>
          <table:table-cell office:value-type="string" table:style-name="ce1">
            <text:p>fu così che iniziò un lungo duello di ristrutturazioni e lavori dei palazzi volto a definire chi delle due famiglie fosse più ricca e potente. Di pubblica utilità fu destinato il palazzo delle Scuole Palatine, che fu edificato sull'area di un palazzo andato in fiamme: i lavori partirono 1644 su progetto di Carlo Buzzi, che per la facciata riprese la struttura del palazzo dei Giureconsulti.</text:p>
          </table:table-cell>
          <table:table-cell office:value-type="string" table:style-name="ce1">
            <text:p>Si</text:p>
          </table:table-cell>
          <table:table-cell table:number-columns-repeated="16380" table:style-name="ce1"/>
        </table:table-row>
        <table:table-row table:style-name="ro1">
          <table:table-cell office:value-type="string" table:style-name="ce1">
            <text:p>Giureconsulti</text:p>
          </table:table-cell>
          <table:table-cell office:value-type="string" table:style-name="ce1">
            <text:p>Palazzo dei Giureconsulti, Via del Gallo, Duomo, Municipio 1, Milano, Lombardia, 20121, Italia</text:p>
          </table:table-cell>
          <table:table-cell office:value-type="string" table:style-name="ce1">
            <text:p>Di pubblica utilità fu destinato il palazzo delle Scuole Palatine, che fu edificato sull'area di un palazzo andato in fiamme: i lavori partirono 1644 su progetto di Carlo Buzzi, che per la facciata riprese la struttura del palazzo dei Giureconsulti. Della costruzione originaria rimane solo la facciata, impostata su più ordini:</text:p>
          </table:table-cell>
          <table:table-cell office:value-type="string" table:style-name="ce1">
            <text:p>Si</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 segnare il punto di rottura è Carlo Francesco Nuvolone, maggiore dei due fratelli e allievo del Cerano, che mostra nel suo stile il dinamismo tipico dell'arte barocca, di cui si ricordano gli affreschi nella chiesa di Sant'Angelo di Milano; mentre Francesco Cairo mostra una costante evoluzione dello stile, che risente dei suoi numerosi viaggi tra Torino e Roma dove ha l'opportunità di confrontarsi anche con esponenti di scuola emiliana e genovese. 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text:p>
          </table:table-cell>
          <table:table-cell office:value-type="string" table:style-name="ce1">
            <text:p>No</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office:value-type="string" table:style-name="ce1">
            <text:p>No</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L'interno della chiesa, definito come un "museo delle arti figurative del Seicento lombardo", presenta una navata completamente affrescata ad opera di diversi artisti secondo il tema di alcuni episodi biblici; 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text:p>
          </table:table-cell>
          <table:table-cell office:value-type="string" table:style-name="ce1">
            <text:p>No</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Pittura La pittura settecentesca milanese di inizio secolo mostra forti segnali di continuità con l'esperienza artistica di fine Seicento, i protagonisti dei primi anni infatti fecero i primi passi alla fine del Seicento per concludere la loro attività il primo decennio del Settecento. Tra i nomi più importanti a cavallo dei due secoli Andrea Lanzani, in realtà molto attivo in tutta la Lombardia occidentale e a Vienna, può essere citato come il più illustre protagonista della corrente classicista milanese e lombarda assieme al Legnanino che però verrà più influenzato dalla scuola barocca genovese, mentre ad essi si contrappongono con un'esperienza più marcatamente tardo barocca Filippo Abbiati e Paolo Pagani con una pittura influenzata da scuola veneta e lombarda. Deve essere considerata a sé stante l'esperienza milanese di Sebastiano Ricci, dove poté incontrare e confrontarsi con Alessandro Magnasco:</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dall'esperienza del Ceruti, trarrà insegnamento Francesco Londonio, che può essere definito l'ultimo pittore di rilievo dell'esperienza tardobarocca milanese. In ultimo è da ricordare la tradizione della galleria dei benefattori dell'ospedale maggiore di Milano, che dopo aver accompagnato tutta la nascita del barocco milanese, accompagnò anche la sua conclusione, raggiungendo probabilmente il suo apice nei primi vent'anni del Settecento con le prove di Filippo Abbiati e Andrea Porta.<text:s text:c="2"/></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Il Settecento Il Settecento segna una svolta nell'arte e nell'architettura milanese: storicamente segna il passaggio del ducato sotto il dominio degli austriaci, sotto i quali le arti passarono dal servizio di committenze religiose al patriziato e successivamente allo Stato. Si assiste quindi ad una diminuzione della produzione artistica religiosa a vantaggio di quella civi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Si assiste quindi ad una diminuzione della produzione artistica religiosa a vantaggio di quella civile. 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all'ultimo piano le finestre dell'ultimo piano presentano parapetti in ferro battuto. 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Gli interni sono tra i più lussuosi del panorama milanese, con pavimenti intarsiati, decorazioni in stucco e marmo e affreschi. 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text:p>
          </table:table-cell>
          <table:table-cell office:value-type="string" table:style-name="ce1">
            <text:p>No</text:p>
          </table:table-cell>
          <table:table-cell table:number-columns-repeated="16380"/>
        </table:table-row>
        <table:table-row table:style-name="ro1">
          <table:table-cell office:value-type="string" table:style-name="ce1">
            <text:p>Fabbrica del Duomo</text:p>
          </table:table-cell>
          <table:table-cell office:value-type="string" table:style-name="ce1">
            <text:p>Cantiere marmisti della Veneranda Fabbrica del Duomo, Municipio 8, Milano, Lombardia, Italia</text:p>
          </table:table-cell>
          <table:table-cell office:value-type="string" table:style-name="ce1">
            <text:p>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text:p>
          </table:table-cell>
          <table:table-cell office:value-type="string" table:style-name="ce1">
            <text:p>Si</text:p>
          </table:table-cell>
          <table:table-cell table:number-columns-repeated="16380"/>
        </table:table-row>
        <table:table-row table:style-name="ro1">
          <table:table-cell office:value-type="string" table:style-name="ce1">
            <text:p>Nozze</text:p>
          </table:table-cell>
          <table:table-cell office:value-type="string" table:style-name="ce1">
            <text:p>Nozze e Nozze, Via Lorenteggio, Lorenteggio, Municipio 6, Milano, Lombardia, 20146,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table-row>
        <table:table-row table:style-name="ro1">
          <table:table-cell office:value-type="string" table:style-name="ce1">
            <text:p>Plutone</text:p>
          </table:table-cell>
          <table:table-cell office:value-type="string" table:style-name="ce1">
            <text:p>Via Plutone, Cascina Pariana, Pessano, Pessano con Bornago, Milano, Lombardia, 20042,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table-row>
        <table:table-row table:style-name="ro1">
          <table:table-cell office:value-type="string" table:style-name="ce1">
            <text:p>Gerusalemme</text:p>
          </table:table-cell>
          <table:table-cell office:value-type="string" table:style-name="ce1">
            <text:p>Gerusalemme, Piazza Gerusalemme, Sarpi, Municipio 8, Milano, Lombardia, 20154, Italia</text:p>
          </table:table-cell>
          <table:table-cell office:value-type="string" table:style-name="ce1">
            <text:p>L'interno raggiunge il suo apice nella Galleria degli Arazzi, la cui volta è affrescata da Giambattista Tiepolo con il ciclo di affreschi della Corsa del carro del Sole, le Allegorie dei quattro continenti e le Allegorie delle Arti, ritenute tra le maggiori prove del pittore veneto; le pareti sono decorate da arazzi fiamminghi risalenti al Seicento raffiguranti Storie di Mosè e da specchiere intagliate nel legno da Giuseppe Cavanna, raffiguranti scene della Gerusalemme liberata. <text:s/>La galleria, di dimensioni poco agevoli per il pittore, era stata probabilmente ricavata da una preesistente struttura:</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empre del Bortoloni è l'affresco della Galleria dei quadri, che vorrebbe ancora celebrare il buon governo austriaco e di Maria Teresa d'Austria. <text:s/>Altre architetture civili Oltre a palazzo Clerici, il Tiepolo operò in molti altri cantieri milanesi dell'epoca. Un altro lavoro significativo dell'artista fu quello a Palazzo Dugnani;</text:p>
          </table:table-cell>
          <table:table-cell office:value-type="string" table:style-name="ce1">
            <text:p>Si</text:p>
          </table:table-cell>
          <table:table-cell table:number-columns-repeated="16380" table:style-name="ce1"/>
        </table:table-row>
        <table:table-row table:style-name="ro1">
          <table:table-cell office:value-type="string" table:style-name="ce1">
            <text:p>porta Venezia</text:p>
          </table:table-cell>
          <table:table-cell office:value-type="string" table:style-name="ce1">
            <text:p>Porta Venezia, Piazza Guglielmo Oberdan, Guastalla, Municipio 1, Milano, Lombardia, 20219, Italia</text:p>
          </table:table-cell>
          <table:table-cell office:value-type="string" table:style-name="ce1">
            <text:p>il palazzo presenta due facciate: quella esterna si presenta come più semplice e poco decorata, al contrario la facciata interna, che dà sui giardini di porta Venezia è decisamente più varia e articolata. Il palazzo, diviso in tre parti, presenta il corpo centrale arretrato rispetto alle due parti laterali, al cui pian terreno è presente un porticato e il piano superiore è composto da una loggia, coronata da una cimasa in pietr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Cusani</text:p>
          </table:table-cell>
          <table:table-cell office:value-type="string" table:style-name="ce1">
            <text:p>Palazzo Cusani, Via Brera,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office:value-type="string" table:style-name="ce1">
            <text:p>Si</text:p>
          </table:table-cell>
          <table:table-cell table:number-columns-repeated="16380"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table:number-columns-repeated="16381"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Il palazzo è impostato su tre piani, scandito da lesene corinzie, e presenta curiosamente due portali d'ingresso identici; le finestre al pian terreno e al piano nobile sono riccamente decorate da fastigi e timpani curvilinei, triangolari e misti, e spesso sono ulteriormente decorati da conchiglie ed elementi vegetali, le porte finestre recano lo stemma della famiglia Cusani. All'ultimo piano le finestre sono ridimensionate e presentano fastigi mistilinei;</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tutto si conclude su una ricca balaustra. <text:s/>Risalente al Seicento ma pesantemente rimaneggiato nella prima metà del Settecento è Palazzo Sormani, sede della biblioteca comunale centrale di Milano. Il palazzo ha due diverse facciate decorat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office:value-type="string" table:style-name="ce1">
            <text:p>Si</text:p>
          </table:table-cell>
          <table:table-cell table:number-columns-repeated="16380" table:style-name="ce1"/>
        </table:table-row>
        <table:table-row table:style-name="ro1">
          <table:table-cell office:value-type="string" table:style-name="ce1">
            <text:p>Porta Vittoria</text:p>
          </table:table-cell>
          <table:table-cell office:value-type="string" table:style-name="ce1">
            <text:p>Porta Vittoria, Municipio 4, Milano, Lombardia, 20135, Italia</text:p>
          </table:table-cell>
          <table:table-cell office:value-type="string" table:style-name="ce1">
            <text:p>Il palazzo ha due diverse facciate decorate; il fronte verso corso di Porta Vittoria si deve a Francesco Croce: la facciata presenta al centro un portale ad arco sormontato da una balconata mistilenea, le finestre al pian terreno sono coronate da finestre a cornice ovale e al piano nobile da fastigi a motivo alternativamente triangola e curviline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Visconti di Modrone</text:p>
          </table:table-cell>
          <table:table-cell office:value-type="string" table:style-name="ce1">
            <text:p>Palazzo Visconti di Modrone, Via Cino Del Duca, Duomo, Municipio 1, Milano, Lombardia, 20122, Italia</text:p>
          </table:table-cell>
          <table:table-cell office:value-type="string" table:style-name="ce1">
            <text:p>L'interno contiene ancora lo scalone monumentale in pietra e ospita la serie di dipinti rappresentanti Orfeo che incanta gli animali provenienti dalla collezione della famiglia Verri, tradizionalmente attribuiti a Giovanni Benedetto Castiglione, detto il Grechetto. Palazzo Visconti di Modrone fu commissionato nel 1715 dal conte spagnolo Giuseppe Bolagnos, la facciata presenta tre piani ed è scandita verticalmente da quattro lesene, è centrata sul portale rettangolare limitato da due colonne in granito che sorreggono una balconata in pietra. Come tipico nelle altre architetture dell'epoca, i vari piani presentano decorazioni per le finestre diverse per ogni piano, si segnalano in particolare quelle del piano nobile coronate da doppie volute, mentre all'ultimo piano alcune finestre presentano dei balconc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Trivulzio</text:p>
          </table:table-cell>
          <table:table-cell office:value-type="string" table:style-name="ce1">
            <text:p>Palazzo Trivulzio, Piazza Sant'Alessandro, Duomo, Municipio 1, Milano, Lombardia, 20123,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Olivazzi</text:p>
          </table:table-cell>
          <table:table-cell office:value-type="string" table:style-name="ce1">
            <text:p>Palazzo Olivazzi Trivulzio, Via Alessandro Manzoni, Brera, Municipio 1, Milano, Lombardia, 20121,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office:value-type="string" table:style-name="ce1">
            <text:p>Anche se l'entità non è corretta la location è coerente con lo snippet</text:p>
          </table:table-cell>
          <table:table-cell table:number-columns-repeated="16379"/>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office:value-type="string" table:style-name="ce1">
            <text:p>Si</text:p>
          </table:table-cell>
          <table:table-cell table:number-columns-repeated="16380" table:style-name="ce1"/>
        </table:table-row>
        <table:table-row table:style-name="ro1">
          <table:table-cell office:value-type="string" table:style-name="ce1">
            <text:p>Rotonda della Besana</text:p>
          </table:table-cell>
          <table:table-cell office:value-type="string" table:style-name="ce1">
            <text:p>Rotonda della Besana, Via San Barnaba, Guastalla, Municipio 1, Milano, Lombardia, 20122, Italia</text:p>
          </table:table-cell>
          <table:table-cell office:value-type="string" table:style-name="ce1">
            <text:p>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 All'esterno le mura con mattoni a vista seguono una curiosa forma quadrilobata, da cui il nome rotonda, al cui centro si trova la chiesa cimiteriale a croce greca, con una cupola nascosta dal tiburio ottagonale, su progetto di Francesco Croc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 Progettata da un architetto sconosciuto, La facciata è impostata su tre piani, con la parte centrale rientrante rispetto al resto del corpo;</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 <text:s/>A partire dal terzo decennio del Settecento si assista ad un cambiamento nel gusto della committenza milanese, che fino ad allora aveva preferito artisti lombardi, a favore della scuola veneziana, su cui spiccano Giambattista Pittoni e il Tiepolo;</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Si</text:p>
          </table:table-cell>
          <table:table-cell table:number-columns-repeated="16380"/>
        </table:table-row>
        <table:table-row table:style-name="ro1">
          <table:table-cell office:value-type="string" table:style-name="ce1">
            <text:p>Palazzo Archinto</text:p>
          </table:table-cell>
          <table:table-cell office:value-type="string" table:style-name="ce1">
            <text:p>Palazzo Archinto, Via Olmetto, Duomo, Municipio 1, Milano, Lombardia, 20123, Italia</text:p>
          </table:table-cell>
          <table:table-cell office:value-type="string" table:style-name="ce1">
            <text:p>del primo, molto attivo anche al di fuori della città, si ricorda l'opera della Gloria di san Francesco di Sales nel monastero, mentre per il Tiepolo i soggiorni furono molteplici e ad appannaggio delle dimore nobiliari cittadine. 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text:p>
          </table:table-cell>
          <table:table-cell office:value-type="string" table:style-name="ce1">
            <text:p>Si</text:p>
          </table:table-cell>
          <table:table-cell table:number-columns-repeated="16380"/>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text:s/>Altre architetture civili Oltre a palazzo Clerici, il Tiepolo operò in molti altri cantieri milanesi dell'epoca. Un altro lavoro significativo dell'artista fu quello a Palazzo Dugnani; il palazzo presenta due facciate:</text:p>
          </table:table-cell>
          <table:table-cell office:value-type="string" table:style-name="ce1">
            <text:p>Si</text:p>
          </table:table-cell>
          <table:table-cell table:number-columns-repeated="16380"/>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Si</text:p>
          </table:table-cell>
          <table:table-cell table:number-columns-repeated="16380"/>
        </table:table-row>
        <table:table-row table:style-name="ro1">
          <table:table-cell office:value-type="string" table:style-name="ce1">
            <text:p>Palazzo Perego</text:p>
          </table:table-cell>
          <table:table-cell office:value-type="string" table:style-name="ce1">
            <text:p>Palazzo Leone da Perego, Corte Arcivescovile, San Magno, Legnano, Milano, Lombardia, 20025,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office:value-type="string" table:style-name="ce1">
            <text:p>Si</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s/></text:p>
          </table:table-cell>
          <table:table-cell office:value-type="float" office:value="40" table:formula="of:=COUNTIF([.D2:.D137]; &quot;Si&quot;)" table:style-name="ce1">
            <text:p>40</text:p>
          </table:table-cell>
          <table:table-cell office:value-type="float" office:value="139" table:style-name="ce1">
            <text:p>139</text:p>
          </table:table-cell>
          <table:table-cell table:number-columns-repeated="16381" table:style-name="ce1"/>
        </table:table-row>
        <table:table-row table:number-rows-repeated="1048436" table:style-name="ro1">
          <table:table-cell table:number-columns-repeated="16384"/>
        </table:table-row>
      </table:table>
      <table:table table:name="Foglio1" table:style-name="ta2">
        <table:table-column table:style-name="co6" table:number-columns-repeated="16384" table:default-cell-style-name="ce1"/>
        <table:table-row table:number-rows-repeated="1048576" table:style-name="ro1">
          <table:table-cell table:number-columns-repeated="16384"/>
        </table:table-row>
      </table:table>
      <table:database-ranges>
        <table:database-range table:target-range-address="Barocco_a_Milano.A1:Barocco_a_Milano.E137" table:name="Barocco_a_Milano" table:display-filter-buttons="true" table:on-update-keep-size="false" table:on-update-keep-styles="true" table:refresh-delay="false">
          <table:database-source-sql table:database-name="Provider=Microsoft.Mashup.OleDb.1;Data Source=$Workbook$;Location=&quot;Barocco a Milano&quot;;Extended Properties=&quot;&quot;" table:sql-statement="SELECT * FROM [Barocco a Milano]"/>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6T13:08:56Z</meta:creation-date>
    <dc:date>2022-07-21T17:41:28Z</dc:date>
  </office:meta>
</office:document-meta>
</file>